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b7391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7391" officeooo:paragraph-rsid="001b739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7391"/>
    </style:style>
    <style:style style:name="T6" style:family="text">
      <style:text-properties officeooo:rsid="001c1f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4">August</text:span> 202<text:span text:style-name="T5">2</text:span> under the <text:span text:style-name="T5">22nd</text:span> PA Meeting.</text:p>
      <text:p text:style-name="P1"/>
      <text:p text:style-name="P1">The Assembly, recognising the current situation,</text:p>
      <text:p text:style-name="P1"/>
      <text:p text:style-name="P5">Constitutes the need to remove the 3rd and 5th <text:span text:style-name="T6">regulations</text:span> of whitelisting and change the 6th <text:span text:style-name="T6">regulation</text:span> to include the option to delay whitelisting.</text:p>
      <text:p text:style-name="P1"/>
      <text:p text:style-name="P1">And proceeds.</text:p>
      <text:p text:style-name="P1"/>
      <text:p text:style-name="P1">Signed by,</text:p>
      <text:p text:style-name="P5">Solar_Porpoise</text:p>
      <text:p text:style-name="P5">Comradedoggo_22</text:p>
      <text:p text:style-name="P1"/>
      <text:p text:style-name="P1"/>
      <text:p text:style-name="P1"/>
      <text:p text:style-name="P3"><text:span text:style-name="T1">[</text:span><text:span text:style-name="T2">Motion 22-2: To make it easier for people to join the server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4T16:33:10.052536641</dc:date>
    <meta:editing-duration>PT2M52S</meta:editing-duration>
    <meta:editing-cycles>7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8" meta:word-count="63" meta:character-count="397" meta:non-whitespace-character-count="342"/>
  </office:meta>
</office:document-meta>
</file>